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Pictures/100002010000040000000300309323F6FDEDE4CC.png" manifest:media-type="image/png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8.883cm" fo:min-width="6.47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 fo:min-height="8.883cm" fo:min-width="6.47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8.883cm" fo:min-width="6.47cm"/>
    </style:style>
    <style:style style:name="gr9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5.318cm" fo:min-width="2.315cm" fo:padding-top="0.025cm" fo:padding-bottom="0.025cm" fo:padding-left="0.025cm" fo:padding-right="0.0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ff3300" draw:fill-color="#ffff00" draw:textarea-horizontal-align="justify" draw:textarea-vertical-align="middle" draw:auto-grow-height="false" fo:min-height="1.184cm" fo:min-width="3.655cm"/>
    </style:style>
    <style:style style:name="gr13" style:family="graphic" style:parent-style-name="standard">
      <style:graphic-properties svg:stroke-color="#ff3300" draw:fill-color="#ffff00" draw:textarea-horizontal-align="justify" draw:textarea-vertical-align="middle" draw:auto-grow-height="false" fo:min-height="1.184cm" fo:min-width="4.348cm"/>
    </style:style>
    <style:style style:name="gr14" style:family="graphic" style:parent-style-name="standard">
      <style:graphic-properties svg:stroke-color="#ff3300" draw:fill-color="#ffff00" draw:textarea-horizontal-align="justify" draw:textarea-vertical-align="middle" draw:auto-grow-height="false" fo:min-height="1.184cm" fo:min-width="5.98cm"/>
    </style:style>
    <style:style style:name="pr1" style:family="presentation" style:parent-style-name="Bubbles-title">
      <style:graphic-properties draw:auto-grow-height="true" fo:min-height="7.114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draw:auto-grow-height="true" fo:min-height="3.506cm"/>
    </style:style>
    <style:style style:name="pr4" style:family="presentation" style:parent-style-name="Bubbles-subtitle">
      <style:graphic-properties draw:fill-color="#ffffff" draw:auto-grow-height="true" fo:min-height="1.69cm"/>
    </style:style>
    <style:style style:name="pr5" style:family="presentation" style:parent-style-name="Bubbles-subtitle" style:list-style-name="L2">
      <style:graphic-properties draw:fill-color="#ffffff" draw:auto-grow-height="true" fo:min-height="7.874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2.268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3.297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2.853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4.231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10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-color="#99ff66"/>
      <style:paragraph-properties fo:text-align="center"/>
    </style:style>
    <style:style style:name="P14" style:family="paragraph">
      <loext:graphic-properties draw:fill-color="#66ffff"/>
      <style:paragraph-properties fo:text-align="center"/>
    </style:style>
    <style:style style:name="P15" style:family="paragraph">
      <loext:graphic-properties draw:fill-color="#ffff99"/>
      <style:paragraph-properties fo:text-align="center"/>
    </style:style>
    <style:style style:name="P16" style:family="paragraph">
      <loext:graphic-properties draw:fill-color="#eeeeee"/>
      <style:paragraph-properties fo:text-align="center"/>
      <style:text-properties style:font-name="DejaVu Sans Condensed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00"/>
      <style:paragraph-properties fo:text-align="center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 Condensed" fo:font-size="28pt" style:font-size-asian="48pt" style:font-size-complex="48pt"/>
    </style:style>
    <style:style style:name="T10" style:family="text">
      <style:text-properties style:font-name="DejaVu Sans Condensed" fo:font-size="12pt"/>
    </style:style>
    <style:style style:name="T1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7.114cm" svg:x="1.4cm" svg:y="7.034cm" presentation:class="title" presentation:user-transformed="true">
          <draw:text-box>
            <text:p><text:span text:style-name="T1">The Composition Operation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6-11-14">11/14/16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4.2</text:span></text:p>
          </draw:text-box>
        </draw:frame>
        <draw:frame presentation:style-name="pr4" draw:text-style-name="P8" draw:layer="layout" svg:width="25.199cm" svg:height="1.69cm" svg:x="1.4cm" svg:y="4.914cm" presentation:class="subtitle" presentation:user-transformed="true">
          <draw:text-box>
            <text:p><text:span text:style-name="T4">Topics:</text:span></text:p>
          </draw:text-box>
        </draw:frame>
        <draw:frame presentation:style-name="pr5" draw:text-style-name="P9" draw:layer="layout" svg:width="19.558cm" svg:height="7.874cm" svg:x="4.318cm" svg:y="6.858cm">
          <draw:text-box>
            <text:list text:style-name="L2">
              <text:list-item>
                <text:p text:style-name="P4"><text:span text:style-name="T5"><text:s/></text:span><text:span text:style-name="T5">The compositions of function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Arrow diagrams of composition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Compositions</text:span></text:p>
          </draw:text-box>
        </draw:frame>
        <draw:frame presentation:style-name="pr6" draw:text-style-name="P10" draw:layer="layout" svg:width="23.622cm" svg:height="11.395cm" svg:x="2.286cm" svg:y="4.572cm">
          <draw:text-box>
            <text:p><text:span text:style-name="T6">If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nd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, then we can build a new function called </text:span><text:span text:style-name="T6"><text:tab/></text:span><text:span text:style-name="T6"><text:tab/></text:span><text:span text:style-name="T6"><text:tab/></text:span><text:span text:style-name="T6"><text:tab/></text:span><text:span text:style-name="T6">that has domain A and codomain C, and that follows the rule . We call , read “g of f”, the composition of g with f.</text:span></text:p>
          </draw:text-box>
        </draw:frame>
        <draw:frame draw:style-name="gr4" draw:text-style-name="P11" draw:layer="layout" svg:width="3.849cm" svg:height="1.113cm" svg:x="5.256cm" svg:y="4.6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1" draw:layer="layout" svg:width="4.325cm" svg:height="1.205cm" svg:x="16.954cm" svg:y="5.90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1" draw:layer="layout" svg:width="3.892cm" svg:height="1.113cm" svg:x="12.763cm" svg:y="4.71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Compositions</text:span></text:p>
          </draw:text-box>
        </draw:frame>
        <draw:frame presentation:style-name="pr7" draw:text-style-name="P10" draw:layer="layout" svg:width="23.622cm" svg:height="11.395cm" svg:x="2.286cm" svg:y="4.572cm">
          <draw:text-box>
            <text:p text:style-name="P4"><text:span text:style-name="T6">Say that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n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,</text:span><text:span text:style-name="T6"><text:line-break/></text:span><text:span text:style-name="T6">then</text:span></text:p>
          </draw:text-box>
        </draw:frame>
        <draw:frame draw:style-name="gr4" draw:text-style-name="P11" draw:layer="layout" svg:width="4.399cm" svg:height="1.205cm" svg:x="7.233cm" svg:y="4.68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1" draw:layer="layout" svg:width="4.326cm" svg:height="1.205cm" svg:x="6.593cm" svg:y="9.2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1" draw:layer="layout" svg:width="5.11cm" svg:height="1.205cm" svg:x="14.84cm" svg:y="4.56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1" draw:layer="layout" svg:width="4.649cm" svg:height="1.205cm" svg:x="6.568cm" svg:y="10.72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1" draw:layer="layout" svg:width="4.488cm" svg:height="1.205cm" svg:x="6.593cm" svg:y="12.0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1" draw:layer="layout" svg:width="4.509cm" svg:height="1.205cm" svg:x="6.543cm" svg:y="13.42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1" draw:layer="layout" svg:width="3.776cm" svg:height="1.112cm" svg:x="6.544cm" svg:y="14.63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1" draw:layer="layout" svg:width="4.326cm" svg:height="1.205cm" svg:x="2.218cm" svg:y="14.53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1" draw:layer="layout" svg:width="4.325cm" svg:height="1.205cm" svg:x="18.462cm" svg:y="9.09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11" draw:layer="layout" svg:width="4.651cm" svg:height="1.205cm" svg:x="17.919cm" svg:y="10.55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11" draw:layer="layout" svg:width="3.961cm" svg:height="1.205cm" svg:x="17.92cm" svg:y="11.76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11" draw:layer="layout" svg:width="3.771cm" svg:height="1.112cm" svg:x="17.921cm" svg:y="12.9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11" draw:layer="layout" svg:width="4.325cm" svg:height="1.205cm" svg:x="13.596cm" svg:y="12.87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12" draw:layer="layout" svg:width="6.083cm" svg:height="0.962cm" svg:x="5.464cm" svg:y="8.185cm">
          <draw:text-box>
            <text:p text:style-name="P11"><text:span text:style-name="T7">f of g</text:span></text:p>
          </draw:text-box>
        </draw:frame>
        <draw:frame draw:style-name="gr5" draw:text-style-name="P12" draw:layer="layout" svg:width="6.083cm" svg:height="0.962cm" svg:x="17.284cm" svg:y="7.987cm">
          <draw:text-box>
            <text:p text:style-name="P11"><text:span text:style-name="T7">g of 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Compositions</text:span></text:p>
          </draw:text-box>
        </draw:frame>
        <draw:frame presentation:style-name="pr8" draw:text-style-name="P10" draw:layer="layout" svg:width="23.622cm" svg:height="12.268cm" svg:x="2.286cm" svg:y="4.572cm">
          <draw:text-box>
            <text:p text:style-name="P4"><text:span text:style-name="T6">Say that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n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,</text:span><text:span text:style-name="T6"><text:line-break/></text:span><text:span text:style-name="T6">and we need to find g(x) from this information…</text:span></text:p>
            <text:p text:style-name="P4"><text:span text:style-name="T6"/></text:p>
            <text:list text:style-name="L2">
              <text:list-item>
                <text:p text:style-name="P4"><text:span text:style-name="T8"><text:s/></text:span><text:span text:style-name="T8">Create an alias for g(x): a = g(x).</text:span><text:span text:style-name="T8"><text:line-break/></text:span><text:span text:style-name="T8"/></text:p>
              </text:list-item>
              <text:list-item>
                <text:p text:style-name="P4"><text:span text:style-name="T8"><text:s/></text:span><text:span text:style-name="T8"><text:tab/></text:span><text:span text:style-name="T8"><text:tab/></text:span><text:span text:style-name="T8"><text:tab/></text:span><text:span text:style-name="T8"><text:tab/></text:span><text:span text:style-name="T8">, and </text:span><text:span text:style-name="T8"><text:line-break/></text:span><text:span text:style-name="T8"/></text:p>
              </text:list-item>
              <text:list-item>
                <text:p text:style-name="P4"><text:span text:style-name="T8"><text:s/></text:span><text:span text:style-name="T8">Solve for a</text:span><text:span text:style-name="T8"><text:line-break/></text:span><text:span text:style-name="T8"/></text:p>
              </text:list-item>
              <text:list-item>
                <text:p text:style-name="P4"><text:span text:style-name="T8"><text:s/></text:span><text:span text:style-name="T8">So, </text:span></text:p>
              </text:list-item>
            </text:list>
          </draw:text-box>
        </draw:frame>
        <draw:frame draw:style-name="gr4" draw:text-style-name="P11" draw:layer="layout" svg:width="4.399cm" svg:height="1.205cm" svg:x="7.233cm" svg:y="4.68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11" draw:layer="layout" svg:width="7.594cm" svg:height="1.204cm" svg:x="14.752cm" svg:y="4.567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11" draw:layer="layout" svg:width="4.384cm" svg:height="1.205cm" svg:x="3.422cm" svg:y="11.62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11" draw:layer="layout" svg:width="4.949cm" svg:height="1.112cm" svg:x="10.335cm" svg:y="11.63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11" draw:layer="layout" svg:width="3.705cm" svg:height="1.112cm" svg:x="8.516cm" svg:y="13.68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11" draw:layer="layout" svg:width="5.117cm" svg:height="1.204cm" svg:x="5.132cm" svg:y="15.81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Compositions</text:span></text:p>
          </draw:text-box>
        </draw:frame>
        <draw:frame presentation:style-name="pr9" draw:text-style-name="P10" draw:layer="layout" svg:width="23.622cm" svg:height="13.297cm" svg:x="2.286cm" svg:y="4.572cm">
          <draw:text-box>
            <text:p text:style-name="P4"><text:span text:style-name="T6">Say that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n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,</text:span><text:span text:style-name="T6"><text:line-break/></text:span><text:span text:style-name="T6">and we need to find f(x) from this information…</text:span></text:p>
            <text:p text:style-name="P4"><text:span text:style-name="T6"/></text:p>
            <text:list text:style-name="L2">
              <text:list-item>
                <text:p text:style-name="P4"><text:span text:style-name="T8"><text:s/></text:span><text:span text:style-name="T8">Create an alias for g(x): a = g(x), or </text:span><text:span text:style-name="T8"><text:line-break/></text:span><text:span text:style-name="T8"/></text:p>
              </text:list-item>
              <text:list-item>
                <text:p text:style-name="P4"><text:span text:style-name="T8"><text:s/></text:span><text:span text:style-name="T8">Solve for x: </text:span><text:span text:style-name="T8"><text:line-break/></text:span><text:span text:style-name="T8"/></text:p>
              </text:list-item>
              <text:list-item>
                <text:p text:style-name="P4"><text:span text:style-name="T8"><text:s/></text:span><text:span text:style-name="T8">For f(g(x)), write out f(a) then sub in x = a – 3.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4"><text:span text:style-name="T8"><text:s/></text:span><text:span text:style-name="T8">Simplify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, so we found that</text:span></text:p>
              </text:list-item>
            </text:list>
          </draw:text-box>
        </draw:frame>
        <draw:frame draw:style-name="gr4" draw:text-style-name="P11" draw:layer="layout" svg:width="7.594cm" svg:height="1.204cm" svg:x="14.752cm" svg:y="4.56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1" draw:layer="layout" svg:width="3.701cm" svg:height="1.112cm" svg:x="18.671cm" svg:y="9.55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11" draw:layer="layout" svg:width="5.11cm" svg:height="1.205cm" svg:x="7.187cm" svg:y="4.56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11" draw:layer="layout" svg:width="3.858cm" svg:height="1.112cm" svg:x="8.401cm" svg:y="11.68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text-style-name="P11" draw:layer="layout" svg:width="12.45cm" svg:height="1.204cm" svg:x="8.146cm" svg:y="15.12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11" draw:layer="layout" svg:width="6.357cm" svg:height="1.111cm" svg:x="7.407cm" svg:y="16.77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11" draw:layer="layout" svg:width="4.402cm" svg:height="1.203cm" svg:x="16.369cm" svg:y="18.031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custom-shape draw:style-name="gr6" draw:text-style-name="P13" draw:layer="layout" svg:width="6.97cm" svg:height="9.133cm" svg:x="16.956cm" svg:y="7.5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6.97cm" svg:height="9.133cm" svg:x="9.189cm" svg:y="7.4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97cm" svg:height="9.133cm" svg:x="1.252cm" svg:y="7.45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Arrow diagrams</text:span></text:p>
          </draw:text-box>
        </draw:frame>
        <draw:frame presentation:style-name="pr10" draw:text-style-name="P10" draw:layer="layout" svg:width="23.622cm" svg:height="2.853cm" svg:x="2.286cm" svg:y="4.572cm">
          <draw:text-box>
            <text:p><text:span text:style-name="T6">We can also draw diagrams for these compositions...</text:span></text:p>
          </draw:text-box>
        </draw:frame>
        <draw:custom-shape draw:name="Shape1" draw:style-name="gr9" draw:text-style-name="P16" draw:layer="layout" svg:width="2.619cm" svg:height="5.622cm" svg:x="1.676cm" svg:y="8.176cm">
          <text:p text:style-name="P11"><text:span text:style-name="T9">1</text:span></text:p>
          <text:p text:style-name="P11"><text:span text:style-name="T9"/></text:p>
          <text:p text:style-name="P11"><text:span text:style-name="T10"/></text:p>
          <text:p text:style-name="P1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9" draw:text-style-name="P16" draw:layer="layout" svg:width="2.619cm" svg:height="5.622cm" svg:x="5.203cm" svg:y="8.177cm">
          <text:p text:style-name="P11"><text:span text:style-name="T9">2</text:span></text:p>
          <text:p text:style-name="P11"><text:span text:style-name="T9"/></text:p>
          <text:p text:style-name="P1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7" draw:layer="layout" svg:width="3.386cm" svg:height="0.962cm" svg:x="1.564cm" svg:y="13.997cm">
          <draw:text-box>
            <text:p text:style-name="P11">Domain</text:p>
          </draw:text-box>
        </draw:frame>
        <draw:frame draw:style-name="gr5" draw:text-style-name="P18" draw:layer="layout" svg:width="3.386cm" svg:height="0.962cm" svg:x="4.683cm" svg:y="14.082cm">
          <draw:text-box>
            <text:p text:style-name="P11">Codomain</text:p>
          </draw:text-box>
        </draw:frame>
        <draw:frame draw:style-name="gr10" draw:text-style-name="P19" draw:layer="layout" svg:width="5.676cm" svg:height="1.276cm" svg:x="1.976cm" svg:y="15.142cm">
          <draw:text-box>
            <text:p text:style-name="P11"><text:span text:style-name="T11">f</text:span></text:p>
          </draw:text-box>
        </draw:frame>
        <draw:custom-shape draw:name="Shape1" draw:style-name="gr9" draw:text-style-name="P16" draw:layer="layout" svg:width="2.619cm" svg:height="5.622cm" svg:x="9.528cm" svg:y="7.937cm">
          <text:p text:style-name="P11"><text:span text:style-name="T9">2</text:span></text:p>
          <text:p text:style-name="P11"><text:span text:style-name="T9"/></text:p>
          <text:p text:style-name="P1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9" draw:text-style-name="P16" draw:layer="layout" svg:width="2.619cm" svg:height="5.622cm" svg:x="13.112cm" svg:y="7.853cm">
          <text:p text:style-name="P11"><text:span text:style-name="T9">a</text:span></text:p>
          <text:p text:style-name="P11"><text:span text:style-name="T9"/></text:p>
          <text:p text:style-name="P11"><text:span text:style-name="T9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7" draw:layer="layout" svg:width="3.386cm" svg:height="0.962cm" svg:x="9.131cm" svg:y="13.672cm">
          <draw:text-box>
            <text:p text:style-name="P11">Domain</text:p>
          </draw:text-box>
        </draw:frame>
        <draw:frame draw:style-name="gr5" draw:text-style-name="P18" draw:layer="layout" svg:width="3.386cm" svg:height="0.962cm" svg:x="12.79cm" svg:y="13.586cm">
          <draw:text-box>
            <text:p text:style-name="P11">Codomain</text:p>
          </draw:text-box>
        </draw:frame>
        <draw:frame draw:style-name="gr10" draw:text-style-name="P19" draw:layer="layout" svg:width="6.02cm" svg:height="1.276cm" svg:x="9.883cm" svg:y="15.157cm">
          <draw:text-box>
            <text:p text:style-name="P11"><text:span text:style-name="T11">g</text:span></text:p>
          </draw:text-box>
        </draw:frame>
        <draw:custom-shape draw:name="Shape1" draw:style-name="gr9" draw:text-style-name="P16" draw:layer="layout" svg:width="2.619cm" svg:height="5.622cm" svg:x="17.409cm" svg:y="8.051cm">
          <text:p text:style-name="P11"><text:span text:style-name="T9">1</text:span></text:p>
          <text:p text:style-name="P11"><text:span text:style-name="T9"/></text:p>
          <text:p text:style-name="P1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9" draw:text-style-name="P16" draw:layer="layout" svg:width="2.619cm" svg:height="5.622cm" svg:x="20.877cm" svg:y="8.137cm">
          <text:p text:style-name="P11"><text:span text:style-name="T9">a</text:span></text:p>
          <text:p text:style-name="P11"><text:span text:style-name="T9"/></text:p>
          <text:p text:style-name="P11"><text:span text:style-name="T9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7" draw:layer="layout" svg:width="3.386cm" svg:height="0.962cm" svg:x="17.04cm" svg:y="13.786cm">
          <draw:text-box>
            <text:p text:style-name="P11">Domain</text:p>
          </draw:text-box>
        </draw:frame>
        <draw:frame draw:style-name="gr5" draw:text-style-name="P18" draw:layer="layout" svg:width="3.386cm" svg:height="0.962cm" svg:x="20.426cm" svg:y="13.786cm">
          <draw:text-box>
            <text:p text:style-name="P11">Codomain</text:p>
          </draw:text-box>
        </draw:frame>
        <draw:frame draw:style-name="gr10" draw:text-style-name="P19" draw:layer="layout" svg:width="5.735cm" svg:height="1.276cm" svg:x="17.224cm" svg:y="15.271cm">
          <draw:text-box>
            <text:p text:style-name="P11"><text:span text:style-name="T11">g(f(x))</text:span></text:p>
          </draw:text-box>
        </draw:frame>
        <draw:line draw:style-name="gr11" draw:text-style-name="P20" draw:layer="layout" svg:x1="3.471cm" svg:y1="9.588cm" svg:x2="6.173cm" svg:y2="9.758cm">
          <text:p/>
        </draw:line>
        <draw:line draw:style-name="gr11" draw:text-style-name="P20" draw:layer="layout" svg:x1="3.556cm" svg:y1="12.376cm" svg:x2="6.088cm" svg:y2="12.205cm">
          <text:p/>
        </draw:line>
        <draw:line draw:style-name="gr11" draw:text-style-name="P20" draw:layer="layout" svg:x1="3.471cm" svg:y1="9.588cm" svg:x2="6.145cm" svg:y2="11.949cm">
          <text:p/>
        </draw:line>
        <draw:line draw:style-name="gr11" draw:text-style-name="P20" draw:layer="layout" svg:x1="11.266cm" svg:y1="9.502cm" svg:x2="14.082cm" svg:y2="9.502cm">
          <text:p/>
        </draw:line>
        <draw:line draw:style-name="gr11" draw:text-style-name="P20" draw:layer="layout" svg:x1="11.237cm" svg:y1="11.892cm" svg:x2="14.139cm" svg:y2="11.892cm">
          <text:p/>
        </draw:line>
        <draw:line draw:style-name="gr11" draw:text-style-name="P20" draw:layer="layout" svg:x1="19.175cm" svg:y1="9.673cm" svg:x2="21.821cm" svg:y2="9.815cm">
          <text:p/>
        </draw:line>
        <draw:line draw:style-name="gr11" draw:text-style-name="P20" draw:layer="layout" svg:x1="19.175cm" svg:y1="9.673cm" svg:x2="21.792cm" svg:y2="11.921cm">
          <text:p/>
        </draw:line>
        <draw:line draw:style-name="gr11" draw:text-style-name="P20" draw:layer="layout" svg:x1="19.289cm" svg:y1="11.949cm" svg:x2="21.849cm" svg:y2="12.091cm">
          <text:p/>
        </draw:line>
        <draw:frame draw:style-name="gr5" draw:text-style-name="P18" draw:layer="layout" svg:width="3.734cm" svg:height="0.962cm" svg:x="10.386cm" svg:y="17.606cm">
          <draw:text-box>
            <text:p text:style-name="P11">g(f(x)) = </text:p>
          </draw:text-box>
        </draw:frame>
        <draw:frame draw:style-name="gr4" draw:text-style-name="P11" draw:layer="layout" svg:width="4.325cm" svg:height="1.205cm" svg:x="13.374cm" svg:y="17.4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actice</text:span></text:p>
          </draw:text-box>
        </draw:frame>
        <draw:frame presentation:style-name="pr11" draw:text-style-name="P10" draw:layer="layout" svg:width="23.622cm" svg:height="11.395cm" svg:x="2.286cm" svg:y="4.572cm">
          <draw:text-box>
            <text:p text:style-name="P4"><text:span text:style-name="T12">Example:</text:span><text:span text:style-name="T6"> Given</text:span></text:p>
            <text:p text:style-name="P4"><text:span text:style-name="T6"/></text:p>
            <text:p text:style-name="P4"><text:span text:style-name="T6">Find </text:span></text:p>
          </draw:text-box>
        </draw:frame>
        <draw:frame draw:style-name="gr4" draw:text-style-name="P11" draw:layer="layout" svg:width="4.989cm" svg:height="1.205cm" svg:x="10.796cm" svg:y="4.63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1" draw:layer="layout" svg:width="5.736cm" svg:height="1.205cm" svg:x="16.534cm" svg:y="4.58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1" draw:layer="layout" svg:width="4.326cm" svg:height="1.205cm" svg:x="4.961cm" svg:y="7.03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custom-shape draw:style-name="gr12" draw:text-style-name="P21" draw:layer="layout" svg:width="4.155cm" svg:height="1.434cm" svg:x="13.896cm" svg:y="12.2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Practice</text:span></text:p>
          </draw:text-box>
        </draw:frame>
        <draw:frame presentation:style-name="pr12" draw:text-style-name="P10" draw:layer="layout" svg:width="23.622cm" svg:height="11.395cm" svg:x="2.286cm" svg:y="4.572cm">
          <draw:text-box>
            <text:p text:style-name="P4"><text:span text:style-name="T12">Example:</text:span><text:span text:style-name="T6"> Given</text:span></text:p>
            <text:p text:style-name="P4"><text:span text:style-name="T6"/></text:p>
            <text:p text:style-name="P4"><text:span text:style-name="T6">Find </text:span></text:p>
          </draw:text-box>
        </draw:frame>
        <draw:frame draw:style-name="gr4" draw:text-style-name="P11" draw:layer="layout" svg:width="4.989cm" svg:height="1.205cm" svg:x="10.796cm" svg:y="4.63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11" draw:layer="layout" svg:width="5.736cm" svg:height="1.205cm" svg:x="16.534cm" svg:y="4.587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" draw:text-style-name="P11" draw:layer="layout" svg:width="4.326cm" svg:height="1.205cm" svg:x="4.961cm" svg:y="7.03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11" draw:layer="layout" svg:width="8.388cm" svg:height="1.205cm" svg:x="10.574cm" svg:y="9.657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11" draw:layer="layout" svg:width="5.693cm" svg:height="1.205cm" svg:x="13.813cm" svg:y="11.036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" draw:text-style-name="P11" draw:layer="layout" svg:width="3.82cm" svg:height="1.112cm" svg:x="13.913cm" svg:y="12.37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actice</text:span></text:p>
          </draw:text-box>
        </draw:frame>
        <draw:frame presentation:style-name="pr13" draw:text-style-name="P10" draw:layer="layout" svg:width="23.622cm" svg:height="4.231cm" svg:x="2.286cm" svg:y="4.572cm">
          <draw:text-box>
            <text:p text:style-name="P4"><text:span text:style-name="T12">Example:</text:span><text:span text:style-name="T6"> Given</text:span></text:p>
            <text:p text:style-name="P4"><text:span text:style-name="T6"/></text:p>
            <text:p text:style-name="P4"><text:span text:style-name="T6">Find </text:span></text:p>
          </draw:text-box>
        </draw:frame>
        <draw:frame draw:style-name="gr4" draw:text-style-name="P11" draw:layer="layout" svg:width="5.075cm" svg:height="1.205cm" svg:x="10.796cm" svg:y="4.637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11" draw:layer="layout" svg:width="7.707cm" svg:height="1.205cm" svg:x="16.534cm" svg:y="4.58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" draw:text-style-name="P11" draw:layer="layout" svg:width="2.475cm" svg:height="1.205cm" svg:x="4.961cm" svg:y="7.036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custom-shape draw:style-name="gr13" draw:text-style-name="P21" draw:layer="layout" svg:width="4.848cm" svg:height="1.434cm" svg:x="11.323cm" svg:y="13.0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Practice</text:span></text:p>
          </draw:text-box>
        </draw:frame>
        <draw:frame presentation:style-name="pr14" draw:text-style-name="P10" draw:layer="layout" svg:width="23.622cm" svg:height="11.395cm" svg:x="2.286cm" svg:y="4.572cm">
          <draw:text-box>
            <text:p text:style-name="P4"><text:span text:style-name="T12">Example:</text:span><text:span text:style-name="T6"> Given</text:span></text:p>
            <text:p text:style-name="P4"><text:span text:style-name="T6"/></text:p>
            <text:p text:style-name="P4"><text:span text:style-name="T6">Find </text:span></text:p>
          </draw:text-box>
        </draw:frame>
        <draw:frame draw:style-name="gr4" draw:text-style-name="P11" draw:layer="layout" svg:width="5.075cm" svg:height="1.205cm" svg:x="10.796cm" svg:y="4.637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11" draw:layer="layout" svg:width="7.707cm" svg:height="1.205cm" svg:x="16.534cm" svg:y="4.587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11" draw:layer="layout" svg:width="2.475cm" svg:height="1.205cm" svg:x="4.961cm" svg:y="7.036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" draw:text-style-name="P11" draw:layer="layout" svg:width="3.896cm" svg:height="1.205cm" svg:x="12.626cm" svg:y="8.0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4" draw:text-style-name="P11" draw:layer="layout" svg:width="6.517cm" svg:height="1.205cm" svg:x="10.029cm" svg:y="9.3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" draw:text-style-name="P11" draw:layer="layout" svg:width="5.735cm" svg:height="1.112cm" svg:x="11.489cm" svg:y="10.693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4" draw:text-style-name="P11" draw:layer="layout" svg:width="3.154cm" svg:height="1.112cm" svg:x="12.826cm" svg:y="11.83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4" draw:text-style-name="P11" draw:layer="layout" svg:width="4.562cm" svg:height="1.204cm" svg:x="11.515cm" svg:y="13.0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actic</text:span><text:span text:style-name="T1">e</text:span></text:p>
          </draw:text-box>
        </draw:frame>
        <draw:frame presentation:style-name="pr15" draw:text-style-name="P10" draw:layer="layout" svg:width="23.622cm" svg:height="11.395cm" svg:x="2.286cm" svg:y="4.572cm">
          <draw:text-box>
            <text:p text:style-name="P4"><text:span text:style-name="T12">Example:</text:span><text:span text:style-name="T6"> Given</text:span></text:p>
            <text:p text:style-name="P4"><text:span text:style-name="T6"/></text:p>
            <text:p text:style-name="P4"><text:span text:style-name="T6">Find </text:span></text:p>
          </draw:text-box>
        </draw:frame>
        <draw:frame draw:style-name="gr4" draw:text-style-name="P11" draw:layer="layout" svg:width="5.096cm" svg:height="1.205cm" svg:x="10.796cm" svg:y="4.63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11" draw:layer="layout" svg:width="7.606cm" svg:height="1.205cm" svg:x="16.534cm" svg:y="4.58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11" draw:layer="layout" svg:width="2.386cm" svg:height="1.205cm" svg:x="4.961cm" svg:y="7.036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custom-shape draw:style-name="gr14" draw:text-style-name="P21" draw:layer="layout" svg:width="6.48cm" svg:height="1.434cm" svg:x="16.763cm" svg:y="13.8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Practice</text:span></text:p>
          </draw:text-box>
        </draw:frame>
        <draw:frame presentation:style-name="pr16" draw:text-style-name="P10" draw:layer="layout" svg:width="23.622cm" svg:height="11.395cm" svg:x="2.286cm" svg:y="4.572cm">
          <draw:text-box>
            <text:p text:style-name="P4"><text:span text:style-name="T12">Example:</text:span><text:span text:style-name="T6"> Given</text:span></text:p>
            <text:p text:style-name="P4"><text:span text:style-name="T6"/></text:p>
            <text:p text:style-name="P4"><text:span text:style-name="T6">Find </text:span></text:p>
          </draw:text-box>
        </draw:frame>
        <draw:frame draw:style-name="gr4" draw:text-style-name="P11" draw:layer="layout" svg:width="5.096cm" svg:height="1.205cm" svg:x="10.796cm" svg:y="4.637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4" draw:text-style-name="P11" draw:layer="layout" svg:width="7.606cm" svg:height="1.205cm" svg:x="16.534cm" svg:y="4.587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" draw:text-style-name="P11" draw:layer="layout" svg:width="2.386cm" svg:height="1.205cm" svg:x="4.961cm" svg:y="7.036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4" draw:text-style-name="P11" draw:layer="layout" svg:width="3.896cm" svg:height="1.205cm" svg:x="9.584cm" svg:y="7.086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4" draw:text-style-name="P11" draw:layer="layout" svg:width="3.685cm" svg:height="1.112cm" svg:x="9.584cm" svg:y="8.291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4" draw:text-style-name="P11" draw:layer="layout" svg:width="3.843cm" svg:height="1.112cm" svg:x="9.584cm" svg:y="9.403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4" draw:text-style-name="P11" draw:layer="layout" svg:width="9.796cm" svg:height="1.204cm" svg:x="15.669cm" svg:y="6.959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4" draw:text-style-name="P11" draw:layer="layout" svg:width="5.872cm" svg:height="1.204cm" svg:x="18.958cm" svg:y="8.39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4" draw:text-style-name="P11" draw:layer="layout" svg:width="5.19cm" svg:height="1.111cm" svg:x="18.933cm" svg:y="9.801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4" draw:text-style-name="P11" draw:layer="layout" svg:width="3.748cm" svg:height="1.111cm" svg:x="18.933cm" svg:y="11.063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4" draw:text-style-name="P11" draw:layer="layout" svg:width="5.618cm" svg:height="1.203cm" svg:x="17.202cm" svg:y="12.374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4" draw:text-style-name="P11" draw:layer="layout" svg:width="5.618cm" svg:height="1.203cm" svg:x="17.252cm" svg:y="13.908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11-14T10:51:49.895861924</dc:date>
    <meta:editing-duration>PT9H42M3S</meta:editing-duration>
    <meta:editing-cycles>595</meta:editing-cycles>
    <meta:generator>LibreOffice/5.1.4.2$Linux_X86_64 LibreOffice_project/10m0$Build-2</meta:generator>
    <meta:document-statistic meta:object-count="172"/>
  </office:meta>
</office:document-meta>
</file>

<file path=Object 1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3</mn>
        </mrow>
      </mrow>
    </mrow>
    <annotation encoding="StarMath 5.0">g( x ) = x + 3</annotation>
  </semantics>
</math>
</file>

<file path=Object 11/content.xml><?xml version="1.0" encoding="utf-8"?>
<math xmlns="http://www.w3.org/1998/Math/MathML" display="block">
  <semantics>
    <mrow>
      <mrow>
        <mrow/>
        <mo stretchy="false">=</mo>
        <mi>f</mi>
      </mrow>
      <mrow>
        <mo fence="true" stretchy="false">(</mo>
        <mrow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{} = f( g(x) )</annotation>
  </semantics>
</math>
</file>

<file path=Object 12/content.xml><?xml version="1.0" encoding="utf-8"?>
<math xmlns="http://www.w3.org/1998/Math/MathML" display="block">
  <semantics>
    <mrow>
      <mrow>
        <mrow/>
        <mo stretchy="false">=</mo>
        <mi>f</mi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</mrow>
    <annotation encoding="StarMath 5.0">{} = f( x+3 )</annotation>
  </semantics>
</math>
</file>

<file path=Object 13/content.xml><?xml version="1.0" encoding="utf-8"?>
<math xmlns="http://www.w3.org/1998/Math/MathML" display="block">
  <semantics>
    <mrow>
      <mrow>
        <mrow/>
        <mo stretchy="false">=</mo>
        <mn>2</mn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</mrow>
    <annotation encoding="StarMath 5.0">{} =2( x+3 )</annotation>
  </semantics>
</math>
</file>

<file path=Object 14/content.xml><?xml version="1.0" encoding="utf-8"?>
<math xmlns="http://www.w3.org/1998/Math/MathML" display="block">
  <semantics>
    <mrow>
      <mrow>
        <mrow/>
        <mo stretchy="false">=</mo>
        <mn>2</mn>
      </mrow>
      <mrow>
        <mi>x</mi>
        <mo stretchy="false">+</mo>
        <mn>6</mn>
      </mrow>
    </mrow>
    <annotation encoding="StarMath 5.0">{} = 2x+6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 f circ g )( x )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f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g circ f)( x )</annotation>
  </semantics>
</math>
</file>

<file path=Object 17/content.xml><?xml version="1.0" encoding="utf-8"?>
<math xmlns="http://www.w3.org/1998/Math/MathML" display="block">
  <semantics>
    <mrow>
      <mrow>
        <mrow/>
        <mo stretchy="false">=</mo>
        <mi>g</mi>
      </mrow>
      <mrow>
        <mo fence="true" stretchy="false">(</mo>
        <mrow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{} = g( f(x) )</annotation>
  </semantics>
</math>
</file>

<file path=Object 18/content.xml><?xml version="1.0" encoding="utf-8"?>
<math xmlns="http://www.w3.org/1998/Math/MathML" display="block">
  <semantics>
    <mrow>
      <mrow>
        <mrow/>
        <mo stretchy="false">=</mo>
        <mi>g</mi>
      </mrow>
      <mrow>
        <mo fence="true" stretchy="false">(</mo>
        <mrow>
          <mrow>
            <mn>2</mn>
            <mi>x</mi>
          </mrow>
        </mrow>
        <mo fence="true" stretchy="false">)</mo>
      </mrow>
    </mrow>
    <annotation encoding="StarMath 5.0">{} = g( 2x )</annotation>
  </semantics>
</math>
</file>

<file path=Object 19/content.xml><?xml version="1.0" encoding="utf-8"?>
<math xmlns="http://www.w3.org/1998/Math/MathML" display="block">
  <semantics>
    <mrow>
      <mrow>
        <mrow/>
        <mo stretchy="false">=</mo>
        <mn>2</mn>
      </mrow>
      <mrow>
        <mi>x</mi>
        <mo stretchy="false">+</mo>
        <mn>3</mn>
      </mrow>
    </mrow>
    <annotation encoding="StarMath 5.0">{} = 2x+3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1</mn>
        </mrow>
      </mrow>
    </mrow>
    <annotation encoding="StarMath 5.0">f( x ) = x+1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f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g circ f)( x 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i>x</mi>
    </mrow>
    <annotation encoding="StarMath 5.0">f( x ) = 2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a</mi>
          </mrow>
          <mo fence="true" stretchy="false">)</mo>
        </mrow>
        <mo stretchy="false">=</mo>
        <mn>2</mn>
      </mrow>
      <mi>a</mi>
    </mrow>
    <annotation encoding="StarMath 5.0">f( a ) = 2a</annotation>
  </semantics>
</math>
</file>

<file path=Object 23/content.xml><?xml version="1.0" encoding="utf-8"?>
<math xmlns="http://www.w3.org/1998/Math/MathML" display="block">
  <semantics>
    <mrow>
      <mn>2</mn>
      <mrow>
        <mi>a</mi>
        <mo stretchy="false">=</mo>
        <mn>2</mn>
      </mrow>
      <mrow>
        <mi>x</mi>
        <mo stretchy="false">+</mo>
        <mn>6</mn>
      </mrow>
    </mrow>
    <annotation encoding="StarMath 5.0">2a = 2x+6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i>x</mi>
        <mo stretchy="false">+</mo>
        <mn>3</mn>
      </mrow>
    </mrow>
    <annotation encoding="StarMath 5.0">a = x + 3</annotation>
  </semantics>
</math>
</file>

<file path=Object 25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3</mn>
        </mrow>
      </mrow>
    </mrow>
    <annotation encoding="StarMath 5.0">g(x) = x + 3</annotation>
  </semantics>
</math>
</file>

<file path=Object 26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3</mn>
        </mrow>
      </mrow>
    </mrow>
    <annotation encoding="StarMath 5.0">g( x ) = x + 3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+</mo>
        <mn>6</mn>
      </mrow>
    </mrow>
    <annotation encoding="StarMath 5.0">( f circ g )( x ) = 2x+6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+</mo>
        <mn>6</mn>
      </mrow>
    </mrow>
    <annotation encoding="StarMath 5.0">( f circ g )( x ) = 2x+6</annotation>
  </semantics>
</math>
</file>

<file path=Object 29/content.xml><?xml version="1.0" encoding="utf-8"?>
<math xmlns="http://www.w3.org/1998/Math/MathML" display="block">
  <semantics>
    <mrow>
      <mi>a</mi>
      <mo stretchy="false">=</mo>
      <mrow>
        <mi>x</mi>
        <mo stretchy="false">+</mo>
        <mn>3</mn>
      </mrow>
    </mrow>
    <annotation encoding="StarMath 5.0">a = x + 3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f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g circ f)( x )</annotation>
  </semantics>
</math>
</file>

<file path=Object 30/content.xml><?xml version="1.0" encoding="utf-8"?>
<math xmlns="http://www.w3.org/1998/Math/MathML" display="block">
  <semantics>
    <mrow>
      <mi>x</mi>
      <mo stretchy="false">=</mo>
      <mrow>
        <mi>a</mi>
        <mo stretchy="false">−</mo>
        <mn>3</mn>
      </mrow>
    </mrow>
    <annotation encoding="StarMath 5.0">x = a - 3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n>2</mn>
      </mrow>
      <mrow>
        <mrow>
          <mi>x</mi>
          <mo stretchy="false">+</mo>
          <mn>6</mn>
        </mrow>
        <mo stretchy="false">=</mo>
        <mn>2</mn>
      </mrow>
      <mrow>
        <mrow>
          <mo fence="true" stretchy="false">(</mo>
          <mrow>
            <mrow>
              <mi>a</mi>
              <mo stretchy="false">−</mo>
              <mn>3</mn>
            </mrow>
          </mrow>
          <mo fence="true" stretchy="false">)</mo>
        </mrow>
        <mo stretchy="false">+</mo>
        <mn>6</mn>
      </mrow>
    </mrow>
    <annotation encoding="StarMath 5.0">f( g(x) ) = 2x+6 = 2( a-3 ) + 6</annotation>
  </semantics>
</math>
</file>

<file path=Object 32/content.xml><?xml version="1.0" encoding="utf-8"?>
<math xmlns="http://www.w3.org/1998/Math/MathML" display="block">
  <semantics>
    <mrow>
      <mn>2</mn>
      <mrow>
        <mrow>
          <mi>a</mi>
          <mo stretchy="false">−</mo>
          <mn>6</mn>
          <mo stretchy="false">+</mo>
          <mn>6</mn>
        </mrow>
        <mo stretchy="false">=</mo>
        <mn>2</mn>
      </mrow>
      <mi>a</mi>
    </mrow>
    <annotation encoding="StarMath 5.0">2a - 6 + 6 = 2a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i>x</mi>
    </mrow>
    <annotation encoding="StarMath 5.0">f( x ) = 2x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1</mn>
        </mrow>
      </mrow>
    </mrow>
    <annotation encoding="StarMath 5.0">f( x ) = x+1</annotation>
  </semantics>
</math>
</file>

<file path=Object 35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+</mo>
        <mn>3</mn>
      </mrow>
    </mrow>
    <annotation encoding="StarMath 5.0">g( x ) = 2x+3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f circ g)( x )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n>2</mn>
            <mrow>
              <mi>x</mi>
              <mo stretchy="false">+</mo>
              <mn>3</mn>
            </mrow>
          </mrow>
        </mrow>
        <mo fence="true" stretchy="false">)</mo>
      </mrow>
    </mrow>
    <annotation encoding="StarMath 5.0">f( g(x) ) = f( 2x+3 )</annotation>
  </semantics>
</math>
</file>

<file path=Object 38/content.xml><?xml version="1.0" encoding="utf-8"?>
<math xmlns="http://www.w3.org/1998/Math/MathML" display="block">
  <semantics>
    <mrow>
      <mrow/>
      <mo stretchy="false">=</mo>
      <mrow>
        <mrow>
          <mo fence="true" stretchy="false">(</mo>
          <mrow>
            <mrow>
              <mn>2</mn>
              <mrow>
                <mi>x</mi>
                <mo stretchy="false">+</mo>
                <mn>3</mn>
              </mrow>
            </mrow>
          </mrow>
          <mo fence="true" stretchy="false">)</mo>
        </mrow>
        <mo stretchy="false">+</mo>
        <mn>1</mn>
      </mrow>
    </mrow>
    <annotation encoding="StarMath 5.0">{} = ( 2x+3 )+1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n>2</mn>
      </mrow>
      <mrow>
        <mi>x</mi>
        <mo stretchy="false">+</mo>
        <mn>4</mn>
      </mrow>
    </mrow>
    <annotation encoding="StarMath 5.0">{} =  2x+4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f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g circ f)( x )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4</mn>
        </mrow>
      </mrow>
    </mrow>
    <annotation encoding="StarMath 5.0">f( x ) = x+4</annotation>
  </semantics>
</math>
</file>

<file path=Object 41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row>
          <mo fence="true" stretchy="false">(</mo>
          <mrow>
            <mi>x</mi>
          </mrow>
          <mo fence="true" stretchy="false">)</mo>
        </mrow>
        <mo stretchy="false">=</mo>
        <mn>4</mn>
      </mrow>
      <mrow>
        <mi>x</mi>
        <mo stretchy="false">+</mo>
        <mn>4</mn>
      </mrow>
    </mrow>
    <annotation encoding="StarMath 5.0">(f circ g)( x ) = 4x+4</annotation>
  </semantics>
</math>
</file>

<file path=Object 42/content.xml><?xml version="1.0" encoding="utf-8"?>
<math xmlns="http://www.w3.org/1998/Math/MathML" display="block">
  <semantics>
    <mrow>
      <mi>g</mi>
      <mrow>
        <mo fence="true" stretchy="false">(</mo>
        <mrow>
          <mi>x</mi>
        </mrow>
        <mo fence="true" stretchy="false">)</mo>
      </mrow>
    </mrow>
    <annotation encoding="StarMath 5.0">g( x )</annotation>
  </semantics>
</math>
</file>

<file path=Object 43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2</mn>
        </mrow>
      </mrow>
    </mrow>
    <annotation encoding="StarMath 5.0">g( x ) = x+2</annotation>
  </semantics>
</math>
</file>

<file path=Object 44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+</mo>
        <mn>7</mn>
      </mrow>
    </mrow>
    <annotation encoding="StarMath 5.0">(f circ g)( x ) = 3x+7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4</mn>
        </mrow>
      </mrow>
    </mrow>
    <annotation encoding="StarMath 5.0">f( x ) = x+4</annotation>
  </semantics>
</math>
</file>

<file path=Object 4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49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row>
          <mo fence="true" stretchy="false">(</mo>
          <mrow>
            <mi>x</mi>
          </mrow>
          <mo fence="true" stretchy="false">)</mo>
        </mrow>
        <mo stretchy="false">=</mo>
        <mn>4</mn>
      </mrow>
      <mrow>
        <mi>x</mi>
        <mo stretchy="false">+</mo>
        <mn>4</mn>
      </mrow>
    </mrow>
    <annotation encoding="StarMath 5.0">(f circ g)( x ) = 4x+4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+</mo>
        <mn>3</mn>
      </mrow>
    </mrow>
    <annotation encoding="StarMath 5.0">g( x ) = 2x+3</annotation>
  </semantics>
</math>
</file>

<file path=Object 50/content.xml><?xml version="1.0" encoding="utf-8"?>
<math xmlns="http://www.w3.org/1998/Math/MathML" display="block">
  <semantics>
    <mrow>
      <mi>g</mi>
      <mrow>
        <mo fence="true" stretchy="false">(</mo>
        <mrow>
          <mi>x</mi>
        </mrow>
        <mo fence="true" stretchy="false">)</mo>
      </mrow>
    </mrow>
    <annotation encoding="StarMath 5.0">g( x )</annotation>
  </semantics>
</math>
</file>

<file path=Object 51/content.xml><?xml version="1.0" encoding="utf-8"?>
<math xmlns="http://www.w3.org/1998/Math/MathML" display="block">
  <semantics>
    <mrow>
      <mrow>
        <mi>a</mi>
        <mo stretchy="false">=</mo>
        <mi>g</mi>
      </mrow>
      <mrow>
        <mo fence="true" stretchy="false">(</mo>
        <mrow>
          <mi>x</mi>
        </mrow>
        <mo fence="true" stretchy="false">)</mo>
      </mrow>
    </mrow>
    <annotation encoding="StarMath 5.0">a = g( x )</annotation>
  </semantics>
</math>
</file>

<file path=Object 5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i>f</mi>
      </mrow>
      <mrow>
        <mo fence="true" stretchy="false">(</mo>
        <mrow>
          <mi>a</mi>
        </mrow>
        <mo fence="true" stretchy="false">)</mo>
      </mrow>
    </mrow>
    <annotation encoding="StarMath 5.0">f( g(x) ) = f( a )</annotation>
  </semantics>
</math>
</file>

<file path=Object 53/content.xml><?xml version="1.0" encoding="utf-8"?>
<math xmlns="http://www.w3.org/1998/Math/MathML" display="block">
  <semantics>
    <mrow>
      <mrow>
        <mrow>
          <mi>a</mi>
          <mo stretchy="false">+</mo>
          <mn>4</mn>
        </mrow>
        <mo stretchy="false">=</mo>
        <mn>4</mn>
      </mrow>
      <mrow>
        <mi>x</mi>
        <mo stretchy="false">+</mo>
        <mn>4</mn>
      </mrow>
    </mrow>
    <annotation encoding="StarMath 5.0">a+4 = 4x+4</annotation>
  </semantics>
</math>
</file>

<file path=Object 54/content.xml><?xml version="1.0" encoding="utf-8"?>
<math xmlns="http://www.w3.org/1998/Math/MathML" display="block">
  <semantics>
    <mrow>
      <mrow>
        <mi>a</mi>
        <mo stretchy="false">=</mo>
        <mn>4</mn>
      </mrow>
      <mi>x</mi>
    </mrow>
    <annotation encoding="StarMath 5.0">a = 4x</annotation>
  </semantics>
</math>
</file>

<file path=Object 55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n>4</mn>
      </mrow>
      <mi>x</mi>
    </mrow>
    <annotation encoding="StarMath 5.0">g(x) = 4x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f circ g)( x )</annotation>
  </semantics>
</math>
</file>

<file path=Object 63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2</mn>
        </mrow>
      </mrow>
    </mrow>
    <annotation encoding="StarMath 5.0">g( x ) = x+2</annotation>
  </semantics>
</math>
</file>

<file path=Object 64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+</mo>
        <mn>7</mn>
      </mrow>
    </mrow>
    <annotation encoding="StarMath 5.0">(f circ g)( x ) = 3x+7</annotation>
  </semantics>
</math>
</file>

<file path=Object 65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66/content.xml><?xml version="1.0" encoding="utf-8"?>
<math xmlns="http://www.w3.org/1998/Math/MathML" display="block">
  <semantics>
    <mrow>
      <mrow>
        <mi>a</mi>
        <mo stretchy="false">=</mo>
        <mi>g</mi>
      </mrow>
      <mrow>
        <mo fence="true" stretchy="false">(</mo>
        <mrow>
          <mi>x</mi>
        </mrow>
        <mo fence="true" stretchy="false">)</mo>
      </mrow>
    </mrow>
    <annotation encoding="StarMath 5.0">a = g( x )</annotation>
  </semantics>
</math>
</file>

<file path=Object 67/content.xml><?xml version="1.0" encoding="utf-8"?>
<math xmlns="http://www.w3.org/1998/Math/MathML" display="block">
  <semantics>
    <mrow>
      <mi>a</mi>
      <mo stretchy="false">=</mo>
      <mrow>
        <mi>x</mi>
        <mo stretchy="false">+</mo>
        <mn>2</mn>
      </mrow>
    </mrow>
    <annotation encoding="StarMath 5.0">a = x+2</annotation>
  </semantics>
</math>
</file>

<file path=Object 68/content.xml><?xml version="1.0" encoding="utf-8"?>
<math xmlns="http://www.w3.org/1998/Math/MathML" display="block">
  <semantics>
    <mrow>
      <mi>x</mi>
      <mo stretchy="false">=</mo>
      <mrow>
        <mi>a</mi>
        <mo stretchy="false">−</mo>
        <mn>2</mn>
      </mrow>
    </mrow>
    <annotation encoding="StarMath 5.0">x = a-2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=</mo>
        <mn>3</mn>
      </mrow>
      <mrow>
        <mi>x</mi>
        <mo stretchy="false">+</mo>
        <mn>7</mn>
      </mrow>
    </mrow>
    <annotation encoding="StarMath 5.0">f( g(x) ) = f( a ) = 3x+7</annotation>
  </semantics>
</math>
</file>

<file path=Object 7/content.xml><?xml version="1.0" encoding="utf-8"?>
<math xmlns="http://www.w3.org/1998/Math/MathML" display="block">
  <semantics>
    <mrow>
      <mi>g</mi>
      <mi mathvariant="normal">:</mi>
      <mrow>
        <mi>B</mi>
        <mo stretchy="false">→</mo>
        <mi>C</mi>
      </mrow>
    </mrow>
    <annotation encoding="StarMath 5.0">g : B toward C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n>3</mn>
      </mrow>
      <mrow>
        <mrow>
          <mo fence="true" stretchy="false">(</mo>
          <mrow>
            <mrow>
              <mi>a</mi>
              <mo stretchy="false">−</mo>
              <mn>2</mn>
            </mrow>
          </mrow>
          <mo fence="true" stretchy="false">)</mo>
        </mrow>
        <mo stretchy="false">+</mo>
        <mn>7</mn>
      </mrow>
    </mrow>
    <annotation encoding="StarMath 5.0">{} = 3( a-2 ) + 7</annotation>
  </semantics>
</math>
</file>

<file path=Object 71/content.xml><?xml version="1.0" encoding="utf-8"?>
<math xmlns="http://www.w3.org/1998/Math/MathML" display="block">
  <semantics>
    <mrow>
      <mrow>
        <mrow/>
        <mo stretchy="false">=</mo>
        <mn>3</mn>
      </mrow>
      <mrow>
        <mi>a</mi>
        <mo stretchy="false">−</mo>
        <mn>6</mn>
        <mo stretchy="false">+</mo>
        <mn>7</mn>
      </mrow>
    </mrow>
    <annotation encoding="StarMath 5.0">{} = 3 a - 6 + 7</annotation>
  </semantics>
</math>
</file>

<file path=Object 72/content.xml><?xml version="1.0" encoding="utf-8"?>
<math xmlns="http://www.w3.org/1998/Math/MathML" display="block">
  <semantics>
    <mrow>
      <mrow>
        <mrow/>
        <mo stretchy="false">=</mo>
        <mn>3</mn>
      </mrow>
      <mrow>
        <mi>a</mi>
        <mo stretchy="false">+</mo>
        <mn>1</mn>
      </mrow>
    </mrow>
    <annotation encoding="StarMath 5.0">{} = 3 a + 1</annotation>
  </semantics>
</math>
</file>

<file path=Object 73/content.xml><?xml version="1.0" encoding="utf-8"?>
<math xmlns="http://www.w3.org/1998/Math/MathML" display="block">
  <semantics>
    <mrow>
      <mi>f</mi>
      <mrow>
        <mrow>
          <mo fence="true" stretchy="false">(</mo>
          <mrow>
            <mi>a</mi>
          </mrow>
          <mo fence="true" stretchy="false">)</mo>
        </mrow>
        <mo stretchy="false">=</mo>
        <mn>3</mn>
      </mrow>
      <mrow>
        <mi>a</mi>
        <mo stretchy="false">+</mo>
        <mn>1</mn>
      </mrow>
    </mrow>
    <annotation encoding="StarMath 5.0">f( a ) = 3a+1</annotation>
  </semantics>
</math>
</file>

<file path=Object 7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+</mo>
        <mn>1</mn>
      </mrow>
    </mrow>
    <annotation encoding="StarMath 5.0">f( x ) = 3x+1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i>x</mi>
    </mrow>
    <annotation encoding="StarMath 5.0">f( x ) = 2x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 f circ g )( x )</annotation>
  </semantics>
</math>
</file>